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49cm"/>
    </style:style>
    <style:style style:name="co2" style:family="table-column">
      <style:table-column-properties fo:break-before="auto" style:column-width="4.479cm"/>
    </style:style>
    <style:style style:name="co3" style:family="table-column">
      <style:table-column-properties fo:break-before="auto" style:column-width="4.322cm"/>
    </style:style>
    <style:style style:name="co4" style:family="table-column">
      <style:table-column-properties fo:break-before="auto" style:column-width="4.648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96cm"/>
    </style:style>
    <style:style style:name="ro1" style:family="table-row">
      <style:table-row-properties style:row-height="1.961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268cm" fo:break-before="auto" style:use-optimal-row-height="fals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85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908cm" fo:break-before="auto" style:use-optimal-row-height="tru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55cm" fo:break-before="auto" style:use-optimal-row-height="false"/>
    </style:style>
    <style:style style:name="ro17" style:family="table-row">
      <style:table-row-properties style:row-height="2.1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Zahlenverständnis" table:style-name="ta1" table:print="false">
        <table:shapes>
          <draw:frame draw:z-index="0" draw:style-name="gr1" svg:width="15.995cm" svg:height="8.986cm" svg:x="0.843cm" svg:y="9.056cm">
            <draw:object draw:notify-on-update-of-ranges="Zahlenverständnis.A5:Zahlenverständnis.A9 Zahlenverständnis.B5:Zahlenverständnis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551cm" svg:height="14.425cm" svg:x="0.051cm" svg:y="27.677cm">
            <draw:object draw:notify-on-update-of-ranges="Zahlenverständnis.A48:Zahlenverständnis.A48 Zahlenverständnis.B48:Zahlenverständnis.F48 Zahlenverständnis.A49:Zahlenverständnis.A49 Zahlenverständnis.B49:Zahlenverständnis.F49 Zahlenverständnis.A50:Zahlenverständnis.A50 Zahlenverständnis.B50:Zahlenverständnis.F50 Zahlenverständnis.A51:Zahlenverständnis.A51 Zahlenverständnis.B51:Zahlenverständnis.F51 Zahlenverständnis.A52:Zahlenverständnis.A52 Zahlenverständnis.B52:Zahlenverständnis.F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22.576cm" svg:height="9.001cm" svg:x="0.177cm" svg:y="53.155cm">
            <draw:object draw:notify-on-update-of-ranges="Zahlenverständnis.A93:Zahlenverständnis.A93 Zahlenverständnis.A94:Zahlenverständnis.A99 Zahlenverständnis.B93:Zahlenverständnis.B93 Zahlenverständnis.B94:Zahlenverständnis.B99 Zahlenverständnis.C93:Zahlenverständnis.C93 Zahlenverständnis.C94:Zahlenverständnis.C99 Zahlenverständnis.D93:Zahlenverständnis.D93 Zahlenverständnis.D94:Zahlenverständnis.D99 Zahlenverständnis.E93:Zahlenverständnis.E93 Zahlenverständnis.E94:Zahlenverständnis.E9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16.004cm" svg:height="9cm" svg:x="0.126cm" svg:y="75.483cm">
            <draw:object draw:notify-on-update-of-ranges="Zahlenverständnis.A132:Zahlenverständnis.A132 Zahlenverständnis.A133:Zahlenverständnis.A142 Zahlenverständnis.B132:Zahlenverständnis.B132 Zahlenverständnis.B133:Zahlenverständnis.B1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Berechnungen zu deutschsprachigen "Numerical Reasoning Tests" aus IBM Kenexa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Abschnitt 1 Beispielpunkte zu Zahlenverständnis</text:p>
          </table:table-cell>
          <table:table-cell table:number-columns-repeated="9"/>
        </table:table-row>
        <table:table-row table:style-name="ro4">
          <table:table-cell office:value-type="string">
            <text:p>AER Petrochemicals- Aufschlüsselung der Crude Ölproduktion im letzten Jahr</text:p>
          </table:table-cell>
          <table:table-cell table:number-columns-repeated="3"/>
          <table:table-cell office:value-type="string">
            <text:p>Gesamteinkünfte</text:p>
          </table:table-cell>
          <table:table-cell table:number-columns-repeated="5"/>
        </table:table-row>
        <table:table-row table:style-name="ro5">
          <table:table-cell office:value-type="string">
            <text:p>Benzin</text:p>
          </table:table-cell>
          <table:table-cell office:value-type="float" office:value="34">
            <text:p>34</text:p>
          </table:table-cell>
          <table:table-cell office:value-type="string">
            <text:p>%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Mio</text:p>
          </table:table-cell>
          <table:table-cell office:value-type="string">
            <text:p>EUR</text:p>
          </table:table-cell>
          <table:table-cell table:number-columns-repeated="3"/>
        </table:table-row>
        <table:table-row table:style-name="ro5">
          <table:table-cell office:value-type="string">
            <text:p>Diesel</text:p>
          </table:table-cell>
          <table:table-cell office:value-type="float" office:value="29">
            <text:p>29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5">
          <table:table-cell office:value-type="string">
            <text:p>Kerosin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5">
          <table:table-cell office:value-type="string">
            <text:p>Motoröl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5">
          <table:table-cell office:value-type="string">
            <text:p>Sonstige Produkte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5">
          <table:table-cell office:value-type="string">
            <text:p>Gesamtmenge von Crude Oil</text:p>
          </table:table-cell>
          <table:table-cell office:value-type="float" office:value="60">
            <text:p>60</text:p>
          </table:table-cell>
          <table:table-cell office:value-type="string">
            <text:p>Mio </text:p>
          </table:table-cell>
          <table:table-cell office:value-type="string">
            <text:p>Barrel</text:p>
          </table:table-cell>
          <table:table-cell table:number-columns-repeated="6"/>
        </table:table-row>
        <table:table-row table:style-name="ro6" table:number-rows-repeated="23">
          <table:table-cell table:number-columns-repeated="10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7">
          <table:table-cell office:value-type="string">
            <text:p>Gesamtmenge an produziertem Benzin und Kerosin</text:p>
          </table:table-cell>
          <table:table-cell table:formula="of:=([.B5]+[.B7])/100*[.B10]" office:value-type="float" office:value="28.8">
            <text:p>28,8</text:p>
          </table:table-cell>
          <table:table-cell office:value-type="string">
            <text:p>Mio </text:p>
          </table:table-cell>
          <table:table-cell office:value-type="string">
            <text:p>Barrel</text:p>
          </table:table-cell>
          <table:table-cell table:number-columns-repeated="6"/>
        </table:table-row>
        <table:table-row table:style-name="ro6">
          <table:table-cell table:number-columns-repeated="10"/>
        </table:table-row>
        <table:table-row table:style-name="ro3">
          <table:table-cell table:style-name="ce2" office:value-type="string">
            <text:p>Frage 2</text:p>
          </table:table-cell>
          <table:table-cell table:number-columns-repeated="9"/>
        </table:table-row>
        <table:table-row table:style-name="ro8">
          <table:table-cell office:value-type="string">
            <text:p>Wieviel Barrel mehr Benzin wurden im Vergleich zu Diesel produziert?</text:p>
          </table:table-cell>
          <table:table-cell table:formula="of:=([.B5]-[.B6])/100*[.B10]" office:value-type="float" office:value="3">
            <text:p>3</text:p>
          </table:table-cell>
          <table:table-cell office:value-type="string">
            <text:p>Mio</text:p>
          </table:table-cell>
          <table:table-cell office:value-type="string">
            <text:p>Barrel</text:p>
          </table:table-cell>
          <table:table-cell table:number-columns-repeated="6"/>
        </table:table-row>
        <table:table-row table:style-name="ro6">
          <table:table-cell table:number-columns-repeated="10"/>
        </table:table-row>
        <table:table-row table:style-name="ro3">
          <table:table-cell table:style-name="ce2" office:value-type="string">
            <text:p>Frage 3</text:p>
          </table:table-cell>
          <table:table-cell table:number-columns-repeated="9"/>
        </table:table-row>
        <table:table-row table:style-name="ro4">
          <table:table-cell office:value-type="string">
            <text:p>Wenn die Gesamteinkünfte für Benzin 408 Mio USD betrugen – wieviel kostet dann ein Barrel Benzin ?</text:p>
          </table:table-cell>
          <table:table-cell table:formula="of:= [.E5] /([.B10]*[.B5]/100)" office:value-type="float" office:value="20">
            <text:p>20</text:p>
          </table:table-cell>
          <table:table-cell office:value-type="string">
            <text:p>USD</text:p>
          </table:table-cell>
          <table:table-cell table:number-columns-repeated="7"/>
        </table:table-row>
        <table:table-row table:style-name="ro6" table:number-rows-repeated="2">
          <table:table-cell table:number-columns-repeated="10"/>
        </table:table-row>
        <table:table-row table:style-name="ro3">
          <table:table-cell table:style-name="ce2" office:value-type="string">
            <text:p>Abschnitt 1 Punkte zu Zahlenverständnis</text:p>
          </table:table-cell>
          <table:table-cell table:number-columns-repeated="9"/>
        </table:table-row>
        <table:table-row table:style-name="ro6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Graphik:Aktienkurse</text:p>
          </table:table-cell>
          <table:table-cell table:number-columns-repeated="9"/>
        </table:table-row>
        <table:table-row table:style-name="ro6">
          <table:table-cell/>
          <table:table-cell office:value-type="string">
            <text:p>Wert von 100 Aktien in $</text:p>
          </table:table-cell>
          <table:table-cell table:number-columns-repeated="8"/>
        </table:table-row>
        <table:table-row table:style-name="ro6">
          <table:table-cell office:value-type="string">
            <text:p>Unternehmen</text:p>
          </table:table-cell>
          <table:table-cell office:value-type="string">
            <text:p>Jahr 1</text:p>
          </table:table-cell>
          <table:table-cell office:value-type="string">
            <text:p>Jahr 2</text:p>
          </table:table-cell>
          <table:table-cell office:value-type="string">
            <text:p>Jahr 3</text:p>
          </table:table-cell>
          <table:table-cell office:value-type="string">
            <text:p>Jahr 4</text:p>
          </table:table-cell>
          <table:table-cell office:value-type="string">
            <text:p>Jahr 5</text:p>
          </table:table-cell>
          <table:table-cell table:number-columns-repeated="4"/>
        </table:table-row>
        <table:table-row table:style-name="ro6">
          <table:table-cell office:value-type="string">
            <text:p>ODX Group, Inc.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475">
            <text:p>475</text:p>
          </table:table-cell>
          <table:table-cell office:value-type="float" office:value="250">
            <text:p>250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6">
          <table:table-cell office:value-type="string">
            <text:p>NAMSEK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6">
          <table:table-cell office:value-type="string">
            <text:p>A&amp;D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6">
          <table:table-cell office:value-type="string">
            <text:p>Peer Comms Ltd.</text:p>
          </table:table-cell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425">
            <text:p>425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 table:number-rows-repeated="4">
          <table:table-cell table:style-name="Default"/>
          <table:table-cell table:number-columns-repeated="9"/>
        </table:table-row>
        <table:table-row table:style-name="ro9">
          <table:table-cell table:style-name="Default"/>
          <table:table-cell table:number-columns-repeated="9"/>
        </table:table-row>
        <table:table-row table:style-name="ro6" table:number-rows-repeated="8">
          <table:table-cell table:style-name="Default"/>
          <table:table-cell table:number-columns-repeated="9"/>
        </table:table-row>
        <table:table-row table:style-name="ro10">
          <table:table-cell table:style-name="Default"/>
          <table:table-cell table:number-columns-repeated="9"/>
        </table:table-row>
        <table:table-row table:style-name="ro6" table:number-rows-repeated="2">
          <table:table-cell table:style-name="Default"/>
          <table:table-cell table:number-columns-repeated="9"/>
        </table:table-row>
        <table:table-row table:style-name="ro11">
          <table:table-cell table:style-name="Default"/>
          <table:table-cell table:number-columns-repeated="9"/>
        </table:table-row>
        <table:table-row table:style-name="ro6" table:number-rows-repeated="13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12">
          <table:table-cell office:value-type="string">
            <text:p>Wieviel ist eine NAMSEK Aktie prozentual im Vergleich zu einer ODX Aktie im Jahr 4 wert?</text:p>
          </table:table-cell>
          <table:table-cell table:number-columns-repeated="3"/>
          <table:table-cell table:formula="of:=[.E50]/[.E49]*100"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4"/>
        </table:table-row>
        <table:table-row table:style-name="ro6">
          <table:table-cell table:style-name="Default"/>
          <table:table-cell table:number-columns-repeated="9"/>
        </table:table-row>
        <table:table-row table:style-name="ro6">
          <table:table-cell table:style-name="ce4" office:value-type="string">
            <text:p>Frage 2</text:p>
          </table:table-cell>
          <table:table-cell table:number-columns-repeated="9"/>
        </table:table-row>
        <table:table-row table:style-name="ro13">
          <table:table-cell office:value-type="string">
            <text:p>Wie viel Gewinn erzielen Sie, wenn Sie im Jahr1 200 Aktien von A&amp;D kaufen und idese im Jahr3 weiterverkaufen?</text:p>
          </table:table-cell>
          <table:table-cell table:formula="of:=200*([.D51]-[.B51])" office:value-type="float" office:value="10000">
            <text:p>10000</text:p>
          </table:table-cell>
          <table:table-cell table:number-columns-repeated="8"/>
        </table:table-row>
        <table:table-row table:style-name="ro7">
          <table:table-cell table:style-name="Default"/>
          <table:table-cell table:number-columns-repeated="9"/>
        </table:table-row>
        <table:table-row table:style-name="ro6">
          <table:table-cell table:style-name="Default"/>
          <table:table-cell table:number-columns-repeated="9"/>
        </table:table-row>
        <table:table-row table:style-name="ro14">
          <table:table-cell table:style-name="ce2" office:value-type="string">
            <text:p>Graphik: Umsatz von Übersetzungsdienstleistungen für Translate LTD</text:p>
          </table:table-cell>
          <table:table-cell table:number-columns-repeated="9"/>
        </table:table-row>
        <table:table-row table:style-name="ro6">
          <table:table-cell/>
          <table:table-cell office:value-type="string">
            <text:p>Umsätze in MIO EUR</text:p>
          </table:table-cell>
          <table:table-cell table:number-columns-repeated="8"/>
        </table:table-row>
        <table:table-row table:style-name="ro6">
          <table:table-cell office:value-type="string">
            <text:p>Sprache</text:p>
          </table:table-cell>
          <table:table-cell office:value-type="string">
            <text:p>Jahr1</text:p>
          </table:table-cell>
          <table:table-cell office:value-type="string">
            <text:p>Jahr2</text:p>
          </table:table-cell>
          <table:table-cell office:value-type="string">
            <text:p>Jahr3</text:p>
          </table:table-cell>
          <table:table-cell office:value-type="string">
            <text:p>Jahr4</text:p>
          </table:table-cell>
          <table:table-cell table:number-columns-repeated="5"/>
        </table:table-row>
        <table:table-row table:style-name="ro6">
          <table:table-cell office:value-type="string">
            <text:p>Französisch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6">
          <table:table-cell office:value-type="string">
            <text:p>Deutsch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6">
          <table:table-cell office:value-type="string">
            <text:p>Spanisch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6">
          <table:table-cell office:value-type="string">
            <text:p>Italienisch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6">
          <table:table-cell office:value-type="string">
            <text:p>Sonstige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6">
          <table:table-cell office:value-type="string">
            <text:p>Gesamtumsatz</text:p>
          </table:table-cell>
          <table:table-cell table:formula="of:=SUM([.B94:.B98])" office:value-type="float" office:value="102">
            <text:p>102</text:p>
          </table:table-cell>
          <table:table-cell table:formula="of:=SUM([.C94:.C98])" office:value-type="float" office:value="106">
            <text:p>106</text:p>
          </table:table-cell>
          <table:table-cell table:formula="of:=SUM([.D94:.D98])" office:value-type="float" office:value="92">
            <text:p>92</text:p>
          </table:table-cell>
          <table:table-cell table:formula="of:=SUM([.E94:.E98])" office:value-type="float" office:value="83">
            <text:p>83</text:p>
          </table:table-cell>
          <table:table-cell table:number-columns-repeated="5"/>
        </table:table-row>
        <table:table-row table:style-name="ro6">
          <table:table-cell table:number-columns-repeated="10"/>
        </table:table-row>
        <table:table-row table:style-name="ro6">
          <table:table-cell table:style-name="Default"/>
          <table:table-cell table:number-columns-repeated="9"/>
        </table:table-row>
        <table:table-row table:style-name="ro15">
          <table:table-cell table:style-name="Default"/>
          <table:table-cell table:number-columns-repeated="9"/>
        </table:table-row>
        <table:table-row table:style-name="ro6" table:number-rows-repeated="18">
          <table:table-cell table:style-name="Default"/>
          <table:table-cell table:number-columns-repeated="9"/>
        </table:table-row>
        <table:table-row table:style-name="ro16">
          <table:table-cell table:style-name="Default"/>
          <table:table-cell table:number-columns-repeated="9"/>
        </table:table-row>
        <table:table-row table:style-name="ro6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13">
          <table:table-cell office:value-type="string">
            <text:p>Wie hoch ist prozentualer Anteil der Verkäufe für französische, italenische und andere Produkte im Jahr 2?</text:p>
          </table:table-cell>
          <table:table-cell/>
          <table:table-cell table:formula="of:=([.C94]+[.C97]+[.C98])/[.C99]*100" office:value-type="float" office:value="66.9811320754717">
            <text:p>66,98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6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Frage 2</text:p>
          </table:table-cell>
          <table:table-cell table:number-columns-repeated="9"/>
        </table:table-row>
        <table:table-row table:style-name="ro12">
          <table:table-cell office:value-type="string">
            <text:p>Welche Sprache erreichte im Jahr 1 den höchsten prozentualen Anteil an Verkäufen ?</text:p>
          </table:table-cell>
          <table:table-cell table:formula="of:=[.A94]" office:value-type="string" office:string-value="Französisch">
            <text:p>Französisch</text:p>
          </table:table-cell>
          <table:table-cell table:number-columns-repeated="8"/>
        </table:table-row>
        <table:table-row table:style-name="ro6">
          <table:table-cell table:number-columns-repeated="10"/>
        </table:table-row>
        <table:table-row table:style-name="ro6">
          <table:table-cell table:style-name="Default"/>
          <table:table-cell table:number-columns-repeated="9"/>
        </table:table-row>
        <table:table-row table:style-name="ro6">
          <table:table-cell table:style-name="ce4" office:value-type="string">
            <text:p>Graphik: Pro-Kopf-Brutto-Inland-Produkt</text:p>
          </table:table-cell>
          <table:table-cell table:number-columns-repeated="9"/>
        </table:table-row>
        <table:table-row table:style-name="ro6">
          <table:table-cell office:value-type="string">
            <text:p>Pro-Kopf-BIP in Kaufkraftstandard (KKS)</text:p>
          </table:table-cell>
          <table:table-cell office:value-type="string">
            <text:p>Jahr </text:p>
          </table:table-cell>
          <table:table-cell table:number-columns-repeated="8"/>
        </table:table-row>
        <table:table-row table:style-name="ro6">
          <table:table-cell office:value-type="string">
            <text:p>Land</text:p>
          </table:table-cell>
          <table:table-cell office:value-type="string">
            <text:p>Jahr1</text:p>
          </table:table-cell>
          <table:table-cell office:value-type="string">
            <text:p>Jahr2</text:p>
          </table:table-cell>
          <table:table-cell office:value-type="string">
            <text:p>Jahr3</text:p>
          </table:table-cell>
          <table:table-cell office:value-type="string">
            <text:p>Jahr4</text:p>
          </table:table-cell>
          <table:table-cell office:value-type="string">
            <text:p>Jahr5</text:p>
          </table:table-cell>
          <table:table-cell office:value-type="string">
            <text:p>Jahr6</text:p>
          </table:table-cell>
          <table:table-cell office:value-type="string">
            <text:p>Jahr7</text:p>
          </table:table-cell>
          <table:table-cell office:value-type="string">
            <text:p>Jahr8</text:p>
          </table:table-cell>
          <table:table-cell office:value-type="string">
            <text:p>Jahr9</text:p>
          </table:table-cell>
        </table:table-row>
        <table:table-row table:style-name="ro6">
          <table:table-cell office:value-type="string">
            <text:p>Europäische Union(15 Länder)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6">
          <table:table-cell office:value-type="string">
            <text:p>Belgien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</table:table-row>
        <table:table-row table:style-name="ro6">
          <table:table-cell office:value-type="string">
            <text:p>Bulgarien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6">
          <table:table-cell office:value-type="string">
            <text:p>Tschechische Republik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</table:table-row>
        <table:table-row table:style-name="ro6">
          <table:table-cell office:value-type="string">
            <text:p>Dänemark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23">
            <text:p>123</text:p>
          </table:table-cell>
        </table:table-row>
        <table:table-row table:style-name="ro6">
          <table:table-cell office:value-type="string">
            <text:p>Deutschland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6">
            <text:p>116</text:p>
          </table:table-cell>
        </table:table-row>
        <table:table-row table:style-name="ro6">
          <table:table-cell office:value-type="string">
            <text:p>Estland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</table:table-row>
        <table:table-row table:style-name="ro6">
          <table:table-cell office:value-type="string">
            <text:p>Türkei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2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</table:table-row>
        <table:table-row table:style-name="ro6">
          <table:table-cell office:value-type="string">
            <text:p>USA</text:p>
          </table:table-cell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</table:table-row>
        <table:table-row table:style-name="ro6">
          <table:table-cell office:value-type="string">
            <text:p>Japan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2">
            <text:p>11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</table:table-row>
        <table:table-row table:style-name="ro6">
          <table:table-cell/>
          <table:table-cell office:value-type="string">
            <text:p>Absolute Differenz</text:p>
          </table:table-cell>
          <table:table-cell table:number-columns-repeated="8"/>
        </table:table-row>
        <table:table-row table:style-name="ro6">
          <table:table-cell office:value-type="string">
            <text:p>Europäische Union(15 Länder)</text:p>
          </table:table-cell>
          <table:table-cell/>
          <table:table-cell table:formula="of:=[.C133]-[.B133]" office:value-type="float" office:value="-1">
            <text:p>-1</text:p>
          </table:table-cell>
          <table:table-cell table:formula="of:=[.D133]-[.C133]" office:value-type="float" office:value="-1">
            <text:p>-1</text:p>
          </table:table-cell>
          <table:table-cell table:formula="of:=[.E133]-[.D133]" office:value-type="float" office:value="0">
            <text:p>0</text:p>
          </table:table-cell>
          <table:table-cell table:formula="of:=[.F133]-[.E133]" office:value-type="float" office:value="-1">
            <text:p>-1</text:p>
          </table:table-cell>
          <table:table-cell table:formula="of:=[.G133]-[.F133]" office:value-type="float" office:value="0">
            <text:p>0</text:p>
          </table:table-cell>
          <table:table-cell table:formula="of:=[.H133]-[.G133]" office:value-type="float" office:value="-1">
            <text:p>-1</text:p>
          </table:table-cell>
          <table:table-cell table:formula="of:=[.I133]-[.H133]" office:value-type="float" office:value="0">
            <text:p>0</text:p>
          </table:table-cell>
          <table:table-cell table:formula="of:=[.J133]-[.I133]" office:value-type="float" office:value="-1">
            <text:p>-1</text:p>
          </table:table-cell>
        </table:table-row>
        <table:table-row table:style-name="ro6">
          <table:table-cell/>
          <table:table-cell office:value-type="string">
            <text:p>Relative Differenz</text:p>
          </table:table-cell>
          <table:table-cell table:number-columns-repeated="8"/>
        </table:table-row>
        <table:table-row table:style-name="ro6">
          <table:table-cell office:value-type="string">
            <text:p>Europäische Union(15 Länder)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5" table:formula="of:=([.C133]-[.B133])/[.B133]*100" office:value-type="float" office:value="-0.862068965517241">
            <text:p>-0,862</text:p>
          </table:table-cell>
          <table:table-cell table:style-name="ce5" table:formula="of:=([.D133]-[.C133])/[.C133]*100" office:value-type="float" office:value="-0.869565217391304">
            <text:p>-0,870</text:p>
          </table:table-cell>
          <table:table-cell table:style-name="ce5" table:formula="of:=([.E133]-[.D133])/[.D133]*100" office:value-type="float" office:value="0">
            <text:p>0,000</text:p>
          </table:table-cell>
          <table:table-cell table:style-name="ce5" table:formula="of:=([.F133]-[.E133])/[.E133]*100" office:value-type="float" office:value="-0.87719298245614">
            <text:p>-0,877</text:p>
          </table:table-cell>
          <table:table-cell table:style-name="ce5" table:formula="of:=([.G133]-[.F133])/[.F133]*100" office:value-type="float" office:value="0">
            <text:p>0,000</text:p>
          </table:table-cell>
          <table:table-cell table:style-name="ce5" table:formula="of:=([.H133]-[.G133])/[.G133]*100" office:value-type="float" office:value="-0.884955752212389">
            <text:p>-0,885</text:p>
          </table:table-cell>
          <table:table-cell table:style-name="ce5" table:formula="of:=([.I133]-[.H133])/[.H133]*100" office:value-type="float" office:value="0">
            <text:p>0,000</text:p>
          </table:table-cell>
          <table:table-cell table:style-name="ce5" table:formula="of:=([.J133]-[.I133])/[.I133]*100" office:value-type="float" office:value="-0.892857142857143">
            <text:p>-0,893</text:p>
          </table:table-cell>
        </table:table-row>
        <table:table-row table:style-name="ro6" table:number-rows-repeated="21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12">
          <table:table-cell office:value-type="string">
            <text:p>In welchen 2 Jahren sank das Pro-Kopf-BIP in der EU prozentual am stärksten ?</text:p>
          </table:table-cell>
          <table:table-cell office:value-type="string">
            <text:p>Jahr 9 – Jahr 10</text:p>
          </table:table-cell>
          <table:table-cell table:number-columns-repeated="8"/>
        </table:table-row>
        <table:table-row table:style-name="ro6">
          <table:table-cell table:number-columns-repeated="10"/>
        </table:table-row>
        <table:table-row table:style-name="ro6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Graphik:Wechselkurse</text:p>
          </table:table-cell>
          <table:table-cell table:number-columns-repeated="9"/>
        </table:table-row>
        <table:table-row table:style-name="ro6">
          <table:table-cell office:value-type="string">
            <text:p>Wechselkurse</text:p>
          </table:table-cell>
          <table:table-cell office:value-type="string">
            <text:p>57$</text:p>
          </table:table-cell>
          <table:table-cell table:number-columns-repeated="2"/>
          <table:table-cell table:formula="of:=275/6.58" office:value-type="float" office:value="41.7933130699088">
            <text:p>41,79</text:p>
          </table:table-cell>
          <table:table-cell table:number-columns-repeated="5"/>
        </table:table-row>
        <table:table-row table:style-name="ro6">
          <table:table-cell office:value-type="string">
            <text:p>Land</text:p>
          </table:table-cell>
          <table:table-cell office:value-type="string">
            <text:p>in lokaler Währung</text:p>
          </table:table-cell>
          <table:table-cell/>
          <table:table-cell office:value-type="string">
            <text:p>in US$</text:p>
          </table:table-cell>
          <table:table-cell office:value-type="string">
            <text:p>Wechselkurs ( gegenüber US$ )</text:p>
          </table:table-cell>
          <table:table-cell office:value-type="string">
            <text:p>Neuer Wechselkurs</text:p>
          </table:table-cell>
          <table:table-cell table:number-columns-repeated="4"/>
        </table:table-row>
        <table:table-row table:style-name="ro6">
          <table:table-cell office:value-type="string">
            <text:p>USA</text:p>
          </table:table-cell>
          <table:table-cell office:value-type="float" office:value="57">
            <text:p>57</text:p>
          </table:table-cell>
          <table:table-cell office:value-type="string">
            <text:p>Dollar</text:p>
          </table:table-cell>
          <table:table-cell table:style-name="ce6" office:value-type="float" office:value="57">
            <text:p>57,00</text:p>
          </table:table-cell>
          <table:table-cell table:style-name="ce6" office:value-type="float" office:value="1">
            <text:p>1,00</text:p>
          </table:table-cell>
          <table:table-cell table:number-columns-repeated="5"/>
        </table:table-row>
        <table:table-row table:style-name="ro6">
          <table:table-cell office:value-type="string">
            <text:p>Argentinien</text:p>
          </table:table-cell>
          <table:table-cell office:value-type="float" office:value="225">
            <text:p>225</text:p>
          </table:table-cell>
          <table:table-cell office:value-type="string">
            <text:p>Pesos</text:p>
          </table:table-cell>
          <table:table-cell table:style-name="ce6"/>
          <table:table-cell table:style-name="ce6" office:value-type="float" office:value="4.02">
            <text:p>4,02</text:p>
          </table:table-cell>
          <table:table-cell table:number-columns-repeated="5"/>
        </table:table-row>
        <table:table-row table:style-name="ro6">
          <table:table-cell office:value-type="string">
            <text:p>Brasilien</text:p>
          </table:table-cell>
          <table:table-cell office:value-type="float" office:value="100">
            <text:p>100</text:p>
          </table:table-cell>
          <table:table-cell office:value-type="string">
            <text:p>Reel</text:p>
          </table:table-cell>
          <table:table-cell table:style-name="ce6" office:value-type="float" office:value="71.85">
            <text:p>71,85</text:p>
          </table:table-cell>
          <table:table-cell table:style-name="ce6"/>
          <table:table-cell table:number-columns-repeated="5"/>
        </table:table-row>
        <table:table-row table:style-name="ro6">
          <table:table-cell office:value-type="string">
            <text:p>GB</text:p>
          </table:table-cell>
          <table:table-cell office:value-type="float" office:value="35">
            <text:p>35</text:p>
          </table:table-cell>
          <table:table-cell office:value-type="string">
            <text:p>Pfund</text:p>
          </table:table-cell>
          <table:table-cell table:style-name="ce6"/>
          <table:table-cell table:style-name="ce6" office:value-type="float" office:value="0.62">
            <text:p>0,62</text:p>
          </table:table-cell>
          <table:table-cell table:number-columns-repeated="5"/>
        </table:table-row>
        <table:table-row table:style-name="ro6">
          <table:table-cell office:value-type="string">
            <text:p>Chile</text:p>
          </table:table-cell>
          <table:table-cell office:value-type="float" office:value="25000">
            <text:p>25000</text:p>
          </table:table-cell>
          <table:table-cell office:value-type="string">
            <text:p>Pesos</text:p>
          </table:table-cell>
          <table:table-cell table:style-name="ce6"/>
          <table:table-cell table:style-name="ce6" office:value-type="float" office:value="476">
            <text:p>476,00</text:p>
          </table:table-cell>
          <table:table-cell table:number-columns-repeated="5"/>
        </table:table-row>
        <table:table-row table:style-name="ro6">
          <table:table-cell office:value-type="string">
            <text:p>China</text:p>
          </table:table-cell>
          <table:table-cell office:value-type="float" office:value="275">
            <text:p>275</text:p>
          </table:table-cell>
          <table:table-cell office:value-type="string">
            <text:p>Yuan</text:p>
          </table:table-cell>
          <table:table-cell table:style-name="ce6"/>
          <table:table-cell table:style-name="ce6" office:value-type="float" office:value="6.58">
            <text:p>6,58</text:p>
          </table:table-cell>
          <table:table-cell table:style-name="ce6" office:value-type="float" office:value="6.25">
            <text:p>6,25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office:value-type="string">
            <text:p>Tschechische Republik</text:p>
          </table:table-cell>
          <table:table-cell office:value-type="float" office:value="1000">
            <text:p>1000</text:p>
          </table:table-cell>
          <table:table-cell office:value-type="string">
            <text:p>Kronen</text:p>
          </table:table-cell>
          <table:table-cell table:style-name="ce6" office:value-type="float" office:value="55.93">
            <text:p>55,93</text:p>
          </table:table-cell>
          <table:table-cell table:number-columns-repeated="6"/>
        </table:table-row>
        <table:table-row table:style-name="ro6">
          <table:table-cell table:number-columns-repeated="10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13">
          <table:table-cell office:value-type="string">
            <text:p>Der Wechselkurs von US$ in Yuan beträgt 6,58. Wenn sich dies auf 6,25 änderte, wie hoch wäre dann der entsprechende Dollarbetrag?</text:p>
          </table:table-cell>
          <table:table-cell office:value-type="string">
            <text:p>Keine Ahnung !</text:p>
          </table:table-cell>
          <table:table-cell table:number-columns-repeated="8"/>
        </table:table-row>
        <table:table-row table:style-name="ro6">
          <table:table-cell table:style-name="Default"/>
          <table:table-cell table:number-columns-repeated="9"/>
        </table:table-row>
        <table:table-row table:style-name="ro6">
          <table:table-cell table:number-columns-repeated="10"/>
        </table:table-row>
        <table:table-row table:style-name="ro3">
          <table:table-cell table:style-name="ce2" office:value-type="string">
            <text:p>Graphik: Konferenzbuchungen</text:p>
          </table:table-cell>
          <table:table-cell table:number-columns-repeated="9"/>
        </table:table-row>
        <table:table-row table:style-name="ro6">
          <table:table-cell office:value-type="string">
            <text:p>Erforderliche Zimmergröße</text:p>
          </table:table-cell>
          <table:table-cell/>
          <table:table-cell office:value-type="string">
            <text:p>Hotel1</text:p>
          </table:table-cell>
          <table:table-cell office:value-type="string">
            <text:p>Hotel2</text:p>
          </table:table-cell>
          <table:table-cell office:value-type="string">
            <text:p>Hotel3</text:p>
          </table:table-cell>
          <table:table-cell office:value-type="string">
            <text:p>Hotel4</text:p>
          </table:table-cell>
          <table:table-cell office:value-type="string">
            <text:p>Hotel5</text:p>
          </table:table-cell>
          <table:table-cell table:number-columns-repeated="3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Delegates</text:p>
          </table:table-cell>
          <table:table-cell table:style-name="ce6" office:value-type="float" office:value="50">
            <text:p>50,00</text:p>
          </table:table-cell>
          <table:table-cell table:style-name="ce6" office:value-type="float" office:value="35">
            <text:p>35,00</text:p>
          </table:table-cell>
          <table:table-cell table:style-name="ce6" office:value-type="float" office:value="48.5">
            <text:p>48,50</text:p>
          </table:table-cell>
          <table:table-cell table:style-name="ce6" office:value-type="float" office:value="72">
            <text:p>72,00</text:p>
          </table:table-cell>
          <table:table-cell table:style-name="ce6" office:value-type="float" office:value="45">
            <text:p>45,00</text:p>
          </table:table-cell>
          <table:table-cell table:number-columns-repeated="3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Delegates</text:p>
          </table:table-cell>
          <table:table-cell table:style-name="ce6" office:value-type="float" office:value="98.5">
            <text:p>98,50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97">
            <text:p>97,00</text:p>
          </table:table-cell>
          <table:table-cell table:style-name="ce6" office:value-type="float" office:value="140">
            <text:p>140,00</text:p>
          </table:table-cell>
          <table:table-cell table:style-name="ce6" office:value-type="float" office:value="90">
            <text:p>90,00</text:p>
          </table:table-cell>
          <table:table-cell table:number-columns-repeated="3"/>
        </table:table-row>
        <table:table-row table:style-name="ro6">
          <table:table-cell office:value-type="float" office:value="120">
            <text:p>120</text:p>
          </table:table-cell>
          <table:table-cell office:value-type="string">
            <text:p>Delegates</text:p>
          </table:table-cell>
          <table:table-cell table:style-name="ce6" office:value-type="float" office:value="115.05">
            <text:p>115,05</text:p>
          </table:table-cell>
          <table:table-cell table:style-name="ce6" office:value-type="float" office:value="93.44">
            <text:p>93,44</text:p>
          </table:table-cell>
          <table:table-cell table:style-name="ce6" office:value-type="float" office:value="190">
            <text:p>190,00</text:p>
          </table:table-cell>
          <table:table-cell table:style-name="ce6" office:value-type="float" office:value="163.52">
            <text:p>163,52</text:p>
          </table:table-cell>
          <table:table-cell table:style-name="ce6" office:value-type="float" office:value="166">
            <text:p>166,00</text:p>
          </table:table-cell>
          <table:table-cell table:number-columns-repeated="3"/>
        </table:table-row>
        <table:table-row table:style-name="ro6">
          <table:table-cell office:value-type="float" office:value="500">
            <text:p>500</text:p>
          </table:table-cell>
          <table:table-cell office:value-type="string">
            <text:p>Delegates</text:p>
          </table:table-cell>
          <table:table-cell table:style-name="ce6" office:value-type="float" office:value="150">
            <text:p>150,00</text:p>
          </table:table-cell>
          <table:table-cell table:style-name="ce6" office:value-type="float" office:value="120">
            <text:p>120,00</text:p>
          </table:table-cell>
          <table:table-cell table:style-name="ce6" office:value-type="float" office:value="230">
            <text:p>230,00</text:p>
          </table:table-cell>
          <table:table-cell table:style-name="ce6" office:value-type="float" office:value="200">
            <text:p>200,00</text:p>
          </table:table-cell>
          <table:table-cell table:style-name="ce6" office:value-type="float" office:value="185">
            <text:p>185,00</text:p>
          </table:table-cell>
          <table:table-cell table:number-columns-repeated="3"/>
        </table:table-row>
        <table:table-row table:style-name="ro6">
          <table:table-cell office:value-type="float" office:value="850">
            <text:p>850</text:p>
          </table:table-cell>
          <table:table-cell office:value-type="string">
            <text:p>Delegates</text:p>
          </table:table-cell>
          <table:table-cell table:style-name="ce6" office:value-type="float" office:value="250">
            <text:p>250,00</text:p>
          </table:table-cell>
          <table:table-cell table:number-columns-repeated="2" table:style-name="ce6" office:value-type="string">
            <text:p>k/a</text:p>
          </table:table-cell>
          <table:table-cell table:style-name="ce6" office:value-type="float" office:value="300">
            <text:p>300,00</text:p>
          </table:table-cell>
          <table:table-cell table:style-name="ce6" office:value-type="float" office:value="230">
            <text:p>230,00</text:p>
          </table:table-cell>
          <table:table-cell table:number-columns-repeated="3"/>
        </table:table-row>
        <table:table-row table:style-name="ro6">
          <table:table-cell office:value-type="string">
            <text:p>Mittagessen</text:p>
          </table:table-cell>
          <table:table-cell office:value-type="string">
            <text:p>pro Person</text:p>
          </table:table-cell>
          <table:table-cell table:style-name="ce6" office:value-type="float" office:value="25">
            <text:p>25,00</text:p>
          </table:table-cell>
          <table:table-cell table:number-columns-repeated="2" table:style-name="ce6" office:value-type="float" office:value="15">
            <text:p>15,00</text:p>
          </table:table-cell>
          <table:table-cell table:style-name="ce6" office:value-type="float" office:value="20">
            <text:p>20,00</text:p>
          </table:table-cell>
          <table:table-cell table:style-name="ce6" office:value-type="float" office:value="18.5">
            <text:p>18,50</text:p>
          </table:table-cell>
          <table:table-cell table:number-columns-repeated="3"/>
        </table:table-row>
        <table:table-row table:style-name="ro6">
          <table:table-cell office:value-type="string">
            <text:p>Tee / Kaffee</text:p>
          </table:table-cell>
          <table:table-cell office:value-type="string">
            <text:p>pro Person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0">
            <text:p>0,00</text:p>
          </table:table-cell>
          <table:table-cell table:style-name="ce6" office:value-type="float" office:value="7.5">
            <text:p>7,50</text:p>
          </table:table-cell>
          <table:table-cell table:style-name="ce6" office:value-type="float" office:value="0">
            <text:p>0,00</text:p>
          </table:table-cell>
          <table:table-cell table:style-name="ce6" office:value-type="float" office:value="5">
            <text:p>5,00</text:p>
          </table:table-cell>
          <table:table-cell table:number-columns-repeated="3"/>
        </table:table-row>
        <table:table-row table:style-name="ro6">
          <table:table-cell office:value-type="string">
            <text:p>Abendessen</text:p>
          </table:table-cell>
          <table:table-cell office:value-type="string">
            <text:p>pro Person</text:p>
          </table:table-cell>
          <table:table-cell table:style-name="ce6" office:value-type="float" office:value="45">
            <text:p>45,00</text:p>
          </table:table-cell>
          <table:table-cell table:style-name="ce6" office:value-type="float" office:value="37">
            <text:p>37,00</text:p>
          </table:table-cell>
          <table:table-cell table:style-name="ce6" office:value-type="float" office:value="25">
            <text:p>25,00</text:p>
          </table:table-cell>
          <table:table-cell table:style-name="ce6" office:value-type="float" office:value="60">
            <text:p>60,00</text:p>
          </table:table-cell>
          <table:table-cell table:style-name="ce6" office:value-type="float" office:value="30">
            <text:p>30,00</text:p>
          </table:table-cell>
          <table:table-cell table:number-columns-repeated="3"/>
        </table:table-row>
        <table:table-row table:style-name="ro6">
          <table:table-cell table:number-columns-repeated="10"/>
        </table:table-row>
        <table:table-row table:style-name="ro12">
          <table:table-cell office:value-type="string">
            <text:p>Zimmerpreis pro Stunden, "Ganzer Tag" bedeutet mindestens 7 Stunden</text:p>
          </table:table-cell>
          <table:table-cell table:number-columns-repeated="9"/>
        </table:table-row>
        <table:table-row table:style-name="ro12">
          <table:table-cell office:value-type="string">
            <text:p>Hotel1 bietet eine Rabatt von 15% bei Buchung von mehr als 2 Zimmern</text:p>
          </table:table-cell>
          <table:table-cell table:number-columns-repeated="9"/>
        </table:table-row>
        <table:table-row table:style-name="ro12">
          <table:table-cell office:value-type="string">
            <text:p>Hotel3 bietet Teilnehmernmit "ganztägigen" Zimmerbuchungen ein kostenloses Mittagessen</text:p>
          </table:table-cell>
          <table:table-cell table:number-columns-repeated="9"/>
        </table:table-row>
        <table:table-row table:style-name="ro12">
          <table:table-cell office:value-type="string">
            <text:p>Hotel4 bietet auf Buchungen von über 200$ einen Rabatt von 20%</text:p>
          </table:table-cell>
          <table:table-cell table:number-columns-repeated="9"/>
        </table:table-row>
        <table:table-row table:style-name="ro6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17">
          <table:table-cell office:value-type="string">
            <text:p>Für das Betriebsfest wird eine 5-stündige Konferenzbuchung für 120 Personen benötigt, einschließlich Abend-Buffet. Hotel 5 erhöhte kürzlich die Gesamtkosten um 10%. Wieviel kostet diese Buchung bei Hotel 5?</text:p>
          </table:table-cell>
          <table:table-cell office:value-type="string">
            <text:p>Preis ohne Kaffe/Tee</text:p>
          </table:table-cell>
          <table:table-cell table:number-columns-repeated="4"/>
          <table:table-cell table:formula="of:=([.G193]*5+[.G198]*120)" office:value-type="float" office:value="4430">
            <text:p>4430</text:p>
          </table:table-cell>
          <table:table-cell office:value-type="string">
            <text:p>alter Preis laut Tabelle</text:p>
          </table:table-cell>
          <table:table-cell table:number-columns-repeated="2"/>
        </table:table-row>
        <table:table-row table:style-name="ro6">
          <table:table-cell table:number-columns-repeated="6"/>
          <table:table-cell table:formula="of:=[.G206]*1.1" office:value-type="float" office:value="4873">
            <text:p>4873</text:p>
          </table:table-cell>
          <table:table-cell office:value-type="string">
            <text:p>neuer Preis</text:p>
          </table:table-cell>
          <table:table-cell table:number-columns-repeated="2"/>
        </table:table-row>
        <table:table-row table:style-name="ro6">
          <table:table-cell table:style-name="Default"/>
          <table:table-cell table:number-columns-repeated="9"/>
        </table:table-row>
        <table:table-row table:style-name="ro3">
          <table:table-cell table:style-name="ce2" office:value-type="string">
            <text:p>Graphik: Bevölkerungszahlen</text:p>
          </table:table-cell>
          <table:table-cell table:number-columns-repeated="9"/>
        </table:table-row>
        <table:table-row table:style-name="ro6">
          <table:table-cell table:style-name="Default"/>
          <table:table-cell office:value-type="string">
            <text:p>Land</text:p>
          </table:table-cell>
          <table:table-cell table:number-columns-repeated="8"/>
        </table:table-row>
        <table:table-row table:style-name="ro6">
          <table:table-cell table:style-name="Default"/>
          <table:table-cell office:value-type="string">
            <text:p>China</text:p>
          </table:table-cell>
          <table:table-cell/>
          <table:table-cell office:value-type="string">
            <text:p>Mongolai</text:p>
          </table:table-cell>
          <table:table-cell table:number-columns-repeated="6"/>
        </table:table-row>
        <table:table-row table:style-name="ro6">
          <table:table-cell table:style-name="Default"/>
          <table:table-cell table:number-columns-repeated="9"/>
        </table:table-row>
        <table:table-row table:style-name="ro6">
          <table:table-cell table:style-name="Default" office:value-type="string">
            <text:p>Gesamtbevölkerung</text:p>
          </table:table-cell>
          <table:table-cell office:value-type="float" office:value="1333">
            <text:p>1333</text:p>
          </table:table-cell>
          <table:table-cell/>
          <table:table-cell office:value-type="float" office:value="3.09">
            <text:p>3,09</text:p>
          </table:table-cell>
          <table:table-cell/>
          <table:table-cell office:value-type="string">
            <text:p>Millionen</text:p>
          </table:table-cell>
          <table:table-cell table:number-columns-repeated="4"/>
        </table:table-row>
        <table:table-row table:style-name="ro6">
          <table:table-cell table:style-name="Default" office:value-type="string">
            <text:p>Alter: 0 bis 14</text:p>
          </table:table-cell>
          <table:table-cell office:value-type="float" office:value="19.8">
            <text:p>19,8</text:p>
          </table:table-cell>
          <table:table-cell/>
          <table:table-cell office:value-type="float" office:value="28.1">
            <text:p>28,1</text:p>
          </table:table-cell>
          <table:table-cell/>
          <table:table-cell office:value-type="string">
            <text:p>%</text:p>
          </table:table-cell>
          <table:table-cell table:number-columns-repeated="4"/>
        </table:table-row>
        <table:table-row table:style-name="ro6">
          <table:table-cell table:style-name="Default" office:value-type="string">
            <text:p>Alter: 15 bis 64</text:p>
          </table:table-cell>
          <table:table-cell office:value-type="float" office:value="72.1">
            <text:p>72,1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string">
            <text:p>%</text:p>
          </table:table-cell>
          <table:table-cell table:number-columns-repeated="4"/>
        </table:table-row>
        <table:table-row table:style-name="ro6">
          <table:table-cell table:style-name="Default" office:value-type="string">
            <text:p>Bevölkerungswachstum</text:p>
          </table:table-cell>
          <table:table-cell office:value-type="float" office:value="0.49">
            <text:p>0,49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string">
            <text:p>% pro Jahr</text:p>
          </table:table-cell>
          <table:table-cell table:number-columns-repeated="4"/>
        </table:table-row>
        <table:table-row table:style-name="ro6">
          <table:table-cell table:style-name="Default"/>
          <table:table-cell office:value-type="string">
            <text:p>Stadtgebiet</text:p>
          </table:table-cell>
          <table:table-cell office:value-type="string">
            <text:p>Land</text:p>
          </table:table-cell>
          <table:table-cell office:value-type="string">
            <text:p>Stadtgebiet</text:p>
          </table:table-cell>
          <table:table-cell office:value-type="string">
            <text:p>Land</text:p>
          </table:table-cell>
          <table:table-cell table:number-columns-repeated="5"/>
        </table:table-row>
        <table:table-row table:style-name="ro6">
          <table:table-cell table:style-name="Default" office:value-type="string">
            <text:p>Stadtgebiet : Land</text:p>
          </table:table-cell>
          <table:table-cell office:value-type="float" office:value="43">
            <text:p>43</text:p>
          </table:table-cell>
          <table:table-cell table:number-columns-repeated="2"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6">
          <table:table-cell table:style-name="Default" office:value-type="string">
            <text:p>Anstieg der Urbanisierung</text:p>
          </table:table-cell>
          <table:table-cell office:value-type="float" office:value="2.7">
            <text:p>2,7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% pro Jahr</text:p>
          </table:table-cell>
          <table:table-cell table:number-columns-repeated="4"/>
        </table:table-row>
        <table:table-row table:style-name="ro6">
          <table:table-cell table:style-name="Default" office:value-type="string">
            <text:p>Geschlechterverhältnis </text:p>
          </table:table-cell>
          <table:table-cell office:value-type="string">
            <text:p>Männlich</text:p>
          </table:table-cell>
          <table:table-cell office:value-type="string">
            <text:p>Weiblich</text:p>
          </table:table-cell>
          <table:table-cell office:value-type="string">
            <text:p>Männlich</text:p>
          </table:table-cell>
          <table:table-cell office:value-type="string">
            <text:p>Weiblich</text:p>
          </table:table-cell>
          <table:table-cell table:number-columns-repeated="5"/>
        </table:table-row>
        <table:table-row table:style-name="ro6">
          <table:table-cell table:style-name="Default" office:value-type="string">
            <text:p>Geschlechterverhältnis: Bei Geburt (Männlich:Weiblich)</text:p>
          </table:table-cell>
          <table:table-cell office:value-type="float" office:value="1.14">
            <text:p>1,14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6">
          <table:table-cell table:style-name="Default" office:value-type="string">
            <text:p>Geschlechterverhältnis: 0 bis 14 (Männlich:Weiblich)</text:p>
          </table:table-cell>
          <table:table-cell office:value-type="float" office:value="1.17">
            <text:p>1,17</text:p>
          </table:table-cell>
          <table:table-cell office:value-type="float" office:value="1">
            <text:p>1</text:p>
          </table:table-cell>
          <table:table-cell office:value-type="float" office:value="1.04">
            <text:p>1,0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6">
          <table:table-cell table:style-name="Default" office:value-type="string">
            <text:p>Geschlechterverhältnis: 16 bis 64 (Männlich:Weiblich)</text:p>
          </table:table-cell>
          <table:table-cell office:value-type="float" office:value="1.06">
            <text:p>1,06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6">
          <table:table-cell table:style-name="Default" office:value-type="string">
            <text:p>Geschlechterverhältnis: Ab 66 (Männlich:Weiblich)</text:p>
          </table:table-cell>
          <table:table-cell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0.77">
            <text:p>0,7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6">
          <table:table-cell table:number-columns-repeated="10"/>
        </table:table-row>
        <table:table-row table:style-name="ro3">
          <table:table-cell table:style-name="ce2" office:value-type="string">
            <text:p>Frage 1</text:p>
          </table:table-cell>
          <table:table-cell table:number-columns-repeated="9"/>
        </table:table-row>
        <table:table-row table:style-name="ro6">
          <table:table-cell table:style-name="Default"/>
          <table:table-cell/>
          <table:table-cell office:value-type="string">
            <text:p>Zinses-Zins?</text:p>
          </table:table-cell>
          <table:table-cell office:value-type="string">
            <text:p>Jahre</text:p>
          </table:table-cell>
          <table:table-cell table:number-columns-repeated="6"/>
        </table:table-row>
        <table:table-row table:style-name="ro13">
          <table:table-cell office:value-type="string">
            <text:p>Angenommen, die chinesische Bevölkerung wächst in gleichem Maße weiter: Wie viele Jahre dauert es, bis die Bevölkerung auf 1,5 Milliarden steigt?</text:p>
          </table:table-cell>
          <table:table-cell table:formula="of:=[.B213]*((1+[.B216]/100)^[.D228])" office:value-type="float" office:value="1498.92001522829">
            <text:p>1498,92</text:p>
          </table:table-cell>
          <table:table-cell office:value-type="string">
            <text:p>mit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6">
          <table:table-cell/>
          <table:table-cell table:formula="of:=[.B213]*( 1+ ([.B216]/100)*[.D229])" office:value-type="float" office:value="1496.2925">
            <text:p>1496,29</text:p>
          </table:table-cell>
          <table:table-cell office:value-type="string">
            <text:p>ohne</text:p>
          </table:table-cell>
          <table:table-cell office:value-type="float" office:value="25">
            <text:p>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.00.0000</text:date>, <text:time style:data-style-name="N2" text:time-value="0000-00-00T11:48:52.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7M47S</meta:editing-duration>
    <meta:editing-cycles>50</meta:editing-cycles>
    <meta:generator>LibreOffice/3.6$Windows_x86 LibreOffice_project/e183d5b-f8ccaf6-3804794-95b4be8-895629</meta:generator>
    <dc:date>2016-03-07T11:52:21.49</dc:date>
    <meta:document-statistic meta:table-count="1" meta:cell-count="444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circle" chart:style-name="ch1">
        <chart:legend chart:legend-position="end" svg:x="12.41cm" svg:y="3.133cm" style:legend-expansion="high" chart:style-name="ch2"/>
        <chart:plot-area chart:style-name="ch3" table:cell-range-address="Zahlenverständnis.A5:Zahlenverständnis.B9" chart:data-source-has-labels="column" svg:x="0.319cm" svg:y="0.672cm" svg:width="11.772cm" svg:height="8.136cm">
          <chartooo:coordinate-region svg:x="2.533cm" svg:y="1.012cm" svg:width="7.231cm" svg:height="7.231cm"/>
          <chart:axis chart:dimension="x" chart:name="primary-x" chart:style-name="ch4" chartooo:axis-type="auto">
            <chartooo:date-scale/>
            <chart:categories table:cell-range-address="Zahlenverständnis.A5:Zahlenverständni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ahlenverständnis.B5:Zahlenverständnis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enzin</text:p>
                <draw:g>
                  <svg:desc>Zahlenverständnis.A5:Zahlenverständnis.A9</svg:desc>
                </draw:g>
              </table:table-cell>
              <table:table-cell office:value-type="float" office:value="34">
                <text:p>34</text:p>
                <draw:g>
                  <svg:desc>Zahlenverständnis.B5:Zahlenverständnis.B9</svg:desc>
                </draw:g>
              </table:table-cell>
            </table:table-row>
            <table:table-row>
              <table:table-cell office:value-type="string">
                <text:p>Diesel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Kerosi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otorö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nstige Produkte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7cm" svg:height="9.002cm" xlink:href=".." xlink:type="simple" chart:class="chart:bar" chart:style-name="ch1">
        <chart:legend chart:legend-position="end" svg:x="21.002cm" svg:y="3.403cm" style:legend-expansion="high" chart:style-name="ch2"/>
        <chart:plot-area chart:style-name="ch3" table:cell-range-address="Zahlenverständnis.A93:Zahlenverständnis.E99" chart:data-source-has-labels="both" svg:x="0.901cm" svg:y="0.855cm" svg:width="19.199cm" svg:height="7.547cm">
          <chartooo:coordinate-region svg:x="1.708cm" svg:y="1.067cm" svg:width="18.392cm" svg:height="6.662cm"/>
          <chart:axis chart:dimension="x" chart:name="primary-x" chart:style-name="ch4" chartooo:axis-type="auto">
            <chartooo:date-scale/>
            <chart:categories table:cell-range-address="Zahlenverständnis.A94:Zahlenverständnis.A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ahlenverständnis.B94:Zahlenverständnis.B99" chart:label-cell-address="Zahlenverständnis.B93:Zahlenverständnis.B93" chart:class="chart:bar">
            <chart:data-point chart:repeated="6"/>
          </chart:series>
          <chart:series chart:style-name="ch8" chart:values-cell-range-address="Zahlenverständnis.C94:Zahlenverständnis.C99" chart:label-cell-address="Zahlenverständnis.C93:Zahlenverständnis.C93" chart:class="chart:bar">
            <chart:data-point chart:repeated="6"/>
          </chart:series>
          <chart:series chart:style-name="ch9" chart:values-cell-range-address="Zahlenverständnis.D94:Zahlenverständnis.D99" chart:label-cell-address="Zahlenverständnis.D93:Zahlenverständnis.D93" chart:class="chart:bar">
            <chart:data-point chart:repeated="6"/>
          </chart:series>
          <chart:series chart:style-name="ch10" chart:values-cell-range-address="Zahlenverständnis.E94:Zahlenverständnis.E99" chart:label-cell-address="Zahlenverständnis.E93:Zahlenverständnis.E9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hr1</text:p>
                <draw:g>
                  <svg:desc>Zahlenverständnis.B93:Zahlenverständnis.B93</svg:desc>
                </draw:g>
              </table:table-cell>
              <table:table-cell office:value-type="string">
                <text:p>Jahr2</text:p>
                <draw:g>
                  <svg:desc>Zahlenverständnis.C93:Zahlenverständnis.C93</svg:desc>
                </draw:g>
              </table:table-cell>
              <table:table-cell office:value-type="string">
                <text:p>Jahr3</text:p>
                <draw:g>
                  <svg:desc>Zahlenverständnis.D93:Zahlenverständnis.D93</svg:desc>
                </draw:g>
              </table:table-cell>
              <table:table-cell office:value-type="string">
                <text:p>Jahr4</text:p>
                <draw:g>
                  <svg:desc>Zahlenverständnis.E93:Zahlenverständnis.E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nzösisch</text:p>
                <draw:g>
                  <svg:desc>Zahlenverständnis.A94:Zahlenverständnis.A99</svg:desc>
                </draw:g>
              </table:table-cell>
              <table:table-cell office:value-type="float" office:value="35">
                <text:p>35</text:p>
                <draw:g>
                  <svg:desc>Zahlenverständnis.B94:Zahlenverständnis.B99</svg:desc>
                </draw:g>
              </table:table-cell>
              <table:table-cell office:value-type="float" office:value="46">
                <text:p>46</text:p>
                <draw:g>
                  <svg:desc>Zahlenverständnis.C94:Zahlenverständnis.C99</svg:desc>
                </draw:g>
              </table:table-cell>
              <table:table-cell office:value-type="float" office:value="32">
                <text:p>32</text:p>
                <draw:g>
                  <svg:desc>Zahlenverständnis.D94:Zahlenverständnis.D99</svg:desc>
                </draw:g>
              </table:table-cell>
              <table:table-cell office:value-type="float" office:value="30">
                <text:p>30</text:p>
                <draw:g>
                  <svg:desc>Zahlenverständnis.E94:Zahlenverständnis.E99</svg:desc>
                </draw:g>
              </table:table-cell>
            </table:table-row>
            <table:table-row>
              <table:table-cell office:value-type="string">
                <text:p>Deutsch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panisch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talienisch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esamtumsatz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2cm" svg:height="14.426cm" xlink:href=".." xlink:type="simple" chart:class="chart:line" chart:style-name="ch1">
        <chart:legend chart:legend-position="end" svg:x="18.509cm" svg:y="6.115cm" style:legend-expansion="high" chart:style-name="ch2"/>
        <chart:plot-area chart:style-name="ch3" table:cell-range-address="Zahlenverständnis.A48:Zahlenverständnis.F52" chart:data-source-has-labels="both" svg:x="0.901cm" svg:y="1.287cm" svg:width="16.706cm" svg:height="12.431cm">
          <chartooo:coordinate-region svg:x="1.708cm" svg:y="1.499cm" svg:width="15.434cm" svg:height="11.546cm"/>
          <chart:axis chart:dimension="x" chart:name="primary-x" chart:style-name="ch4" chartooo:axis-type="auto">
            <chartooo:date-scale/>
            <chart:categories table:cell-range-address="Zahlenverständnis.B48:Zahlenverständnis.F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Zahlenverständnis.B49:Zahlenverständnis.F49" chart:label-cell-address="Zahlenverständnis.A49:Zahlenverständnis.A49" chart:class="chart:line">
            <chart:data-point chart:repeated="5"/>
          </chart:series>
          <chart:series chart:style-name="ch7" chart:values-cell-range-address="Zahlenverständnis.B50:Zahlenverständnis.F50" chart:label-cell-address="Zahlenverständnis.A50:Zahlenverständnis.A50" chart:class="chart:line">
            <chart:data-point chart:repeated="5"/>
          </chart:series>
          <chart:series chart:style-name="ch8" chart:values-cell-range-address="Zahlenverständnis.B51:Zahlenverständnis.F51" chart:label-cell-address="Zahlenverständnis.A51:Zahlenverständnis.A51" chart:class="chart:line">
            <chart:data-point chart:repeated="5"/>
          </chart:series>
          <chart:series chart:style-name="ch9" chart:values-cell-range-address="Zahlenverständnis.B52:Zahlenverständnis.F52" chart:label-cell-address="Zahlenverständnis.A52:Zahlenverständnis.A5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hr 1</text:p>
                <draw:g>
                  <svg:desc>Zahlenverständnis.B48:Zahlenverständnis.F48</svg:desc>
                </draw:g>
              </table:table-cell>
              <table:table-cell office:value-type="string">
                <text:p>Jahr 2</text:p>
              </table:table-cell>
              <table:table-cell office:value-type="string">
                <text:p>Jahr 3</text:p>
              </table:table-cell>
              <table:table-cell office:value-type="string">
                <text:p>Jahr 4</text:p>
              </table:table-cell>
              <table:table-cell office:value-type="string">
                <text:p>Jahr 5</text:p>
              </table:table-cell>
            </table:table-row>
          </table:table-header-rows>
          <table:table-rows>
            <table:table-row>
              <table:table-cell office:value-type="string">
                <text:p>ODX Group, Inc.</text:p>
                <draw:g>
                  <svg:desc>Zahlenverständnis.A49:Zahlenverständnis.A49</svg:desc>
                </draw:g>
              </table:table-cell>
              <table:table-cell office:value-type="float" office:value="350">
                <text:p>350</text:p>
                <draw:g>
                  <svg:desc>Zahlenverständnis.B49:Zahlenverständnis.F49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475">
                <text:p>475</text:p>
              </table:table-cell>
              <table:table-cell office:value-type="float" office:value="250">
                <text:p>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NAMSEK</text:p>
                <draw:g>
                  <svg:desc>Zahlenverständnis.A50:Zahlenverständnis.A50</svg:desc>
                </draw:g>
              </table:table-cell>
              <table:table-cell office:value-type="float" office:value="100">
                <text:p>100</text:p>
                <draw:g>
                  <svg:desc>Zahlenverständnis.B50:Zahlenverständnis.F50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&amp;D</text:p>
                <draw:g>
                  <svg:desc>Zahlenverständnis.A51:Zahlenverständnis.A51</svg:desc>
                </draw:g>
              </table:table-cell>
              <table:table-cell office:value-type="float" office:value="125">
                <text:p>125</text:p>
                <draw:g>
                  <svg:desc>Zahlenverständnis.B51:Zahlenverständnis.F51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eer Comms Ltd.</text:p>
                <draw:g>
                  <svg:desc>Zahlenverständnis.A52:Zahlenverständnis.A52</svg:desc>
                </draw:g>
              </table:table-cell>
              <table:table-cell office:value-type="float" office:value="175">
                <text:p>175</text:p>
                <draw:g>
                  <svg:desc>Zahlenverständnis.B52:Zahlenverständnis.F52</svg:desc>
                </draw:g>
              </table:table-cell>
              <table:table-cell office:value-type="float" office:value="275">
                <text:p>275</text:p>
              </table:table-cell>
              <table:table-cell office:value-type="float" office:value="425">
                <text:p>425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5cm" svg:height="9.001cm" xlink:href=".." xlink:type="simple" chart:class="chart:circle" chart:style-name="ch1">
        <chart:title svg:x="7.363cm" svg:y="0.316cm" chart:style-name="ch2">
          <text:p>Jahr1</text:p>
        </chart:title>
        <chart:legend chart:legend-position="end" svg:x="10.646cm" svg:y="1.83cm" style:legend-expansion="high" chart:style-name="ch3"/>
        <chart:plot-area chart:style-name="ch4" table:cell-range-address="Zahlenverständnis.A132:Zahlenverständnis.B142" chart:data-source-has-labels="both" svg:x="0.32cm" svg:y="1.455cm" svg:width="10.006cm" svg:height="7.366cm">
          <chartooo:coordinate-region svg:x="2.096cm" svg:y="1.93cm" svg:width="6.399cm" svg:height="6.399cm"/>
          <chart:axis chart:dimension="x" chart:name="primary-x" chart:style-name="ch5" chartooo:axis-type="auto">
            <chartooo:date-scale/>
            <chart:categories table:cell-range-address="Zahlenverständnis.A133:Zahlenverständnis.A1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hlenverständnis.B133:Zahlenverständnis.B142" chart:label-cell-address="Zahlenverständnis.B132:Zahlenverständnis.B13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hr1</text:p>
                <draw:g>
                  <svg:desc>Zahlenverständnis.B132:Zahlenverständnis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opäische Union(15 Länder)</text:p>
                <draw:g>
                  <svg:desc>Zahlenverständnis.A133:Zahlenverständnis.A142</svg:desc>
                </draw:g>
              </table:table-cell>
              <table:table-cell office:value-type="float" office:value="116">
                <text:p>116</text:p>
                <draw:g>
                  <svg:desc>Zahlenverständnis.B133:Zahlenverständnis.B142</svg:desc>
                </draw:g>
              </table:table-cell>
            </table:table-row>
            <table:table-row>
              <table:table-cell office:value-type="string">
                <text:p>Belgie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Bulgarie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schechische Republik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Dänemark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Deutschland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Estland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ürke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